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80e4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80e4" style:font-size-asian="14pt" style:font-size-complex="14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798c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bd0f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dec4e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8b009" officeooo:paragraph-rsid="0028b00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officeooo:rsid="001dec4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71d8d" officeooo:paragraph-rsid="00271d8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officeooo:rsid="001fb0d9" style:font-size-asian="16pt" style:font-weight-asian="normal" style:font-size-complex="1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80e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officeooo:rsid="001798c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bd0f4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dec4e" style:font-size-asian="14pt" style:font-weight-asian="bold" style:font-size-complex="14pt" style:font-weight-complex="bold"/>
    </style:style>
    <style:style style:name="T9" style:family="text">
      <style:text-properties fo:font-size="14pt" fo:font-weight="normal" officeooo:rsid="001798c2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bd0f4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dec4e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fd71e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fd97e" style:font-size-asian="12.25pt" style:font-weight-asian="normal" style:font-size-complex="14pt" style:font-weight-complex="normal"/>
    </style:style>
    <style:style style:name="T15" style:family="text">
      <style:text-properties fo:font-size="14pt" officeooo:rsid="001fd97e" style:font-size-asian="12.25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b0d9" style:font-weight-asian="normal" style:font-weight-complex="normal"/>
    </style:style>
    <style:style style:name="T18" style:family="text">
      <style:text-properties officeooo:rsid="0018b55d"/>
    </style:style>
    <style:style style:name="T19" style:family="text">
      <style:text-properties officeooo:rsid="001a31ad"/>
    </style:style>
    <style:style style:name="T20" style:family="text">
      <style:text-properties officeooo:rsid="001fb0d9"/>
    </style:style>
    <style:style style:name="T21" style:family="text">
      <style:text-properties officeooo:rsid="0020d640"/>
    </style:style>
    <style:style style:name="T22" style:family="text">
      <style:text-properties officeooo:rsid="00223855"/>
    </style:style>
    <style:style style:name="T23" style:family="text">
      <style:text-properties officeooo:rsid="002365d9"/>
    </style:style>
    <style:style style:name="T24" style:family="text">
      <style:text-properties officeooo:rsid="0024337a"/>
    </style:style>
    <style:style style:name="T25" style:family="text">
      <style:text-properties officeooo:rsid="00259b0e"/>
    </style:style>
    <style:style style:name="T26" style:family="text">
      <style:text-properties officeooo:rsid="00271d8d"/>
    </style:style>
    <style:style style:name="T27" style:family="text">
      <style:text-properties officeooo:rsid="00279f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d static: rgb to get d</text:p>
      <text:p text:style-name="Standard"><text:tab/><text:span text:style-name="T18">From Slides of ADVinCV:</text:span></text:p>
      <text:p text:style-name="Standard"><text:tab/><text:span text:style-name="T18">Input: single RGB</text:span></text:p>
      <text:p text:style-name="Standard"><text:tab/><text:span text:style-name="T18">Process: depth prediction</text:span></text:p>
      <text:p text:style-name="Standard"><text:tab/><text:span text:style-name="T18">Output: 3D scene</text:span></text:p>
      <text:p text:style-name="Standard"/>
      <text:p text:style-name="Standard"/>
      <text:p text:style-name="Standard">3d dynamic: rgbd to reconstruction</text:p>
      <text:p text:style-name="Standard"><text:tab/></text:p>
      <text:p text:style-name="P4"><text:span text:style-name="T20">RfD-Net: <text:s/></text:span><text:span text:style-name="T17">semantic scene understanding</text:span></text:p>
      <text:p text:style-name="Standard"><text:span text:style-name="T2"><text:tab/></text:span><text:span text:style-name="T13">Input: incomplete point cloud</text:span></text:p>
      <text:p text:style-name="P5"><text:tab/><text:span text:style-name="T24">Output: Mesh, </text:span><text:span text:style-name="T25">labels and location</text:span></text:p>
      <text:p text:style-name="P4"><text:span text:style-name="T12"><text:tab/></text:span><text:span text:style-name="T14">Property: decouple semantic instance reconstruction into </text:span><text:span text:style-name="T15">global localization</text:span><text:span text:style-name="T14"> <text:tab/><text:tab/>and </text:span><text:span text:style-name="T15">shape prediction</text:span></text:p>
      <text:p text:style-name="Standard"><text:tab/><text:span text:style-name="T21">Method: <text:s/>3d points, via 3d detector, generating location-boxes.</text:span></text:p>
      <text:p text:style-name="Standard"><text:tab/><text:tab/> <text:s text:c="3"/><text:span text:style-name="T21">Boxes, via spatial transformer, select positive box.</text:span></text:p>
      <text:p text:style-name="Standard"><text:tab/><text:tab/> <text:s text:c="3"/><text:span text:style-name="T21">Positive boxes, via group&amp;align the local point cloud, generate shape</text:span></text:p>
      <text:p text:style-name="Standard"><text:tab/><text:tab/> <text:s text:c="3"/><text:span text:style-name="T22">Shape, learns occupancy function, <text:s/></text:span><text:span text:style-name="T23">occupation function<text:tab/><text:tab/></text:span></text:p>
      <text:p text:style-name="Standard"><text:tab/><text:tab/> <text:s text:c="3"/><text:span text:style-name="T23">Occu func, marching cube, final mesh</text:span></text:p>
      <text:p text:style-name="Standard"><text:tab/><text:span text:style-name="T26">Dis: Unknow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SPSG:</text:span><text:tab/><text:span text:style-name="T20">3d static</text:span></text:p>
      <text:p text:style-name="P1"><text:tab/><text:span text:style-name="T5">output: <text:s/>colored 3d model</text:span></text:p>
      <text:p text:style-name="P2"><text:tab/>input: <text:s/>rgbd scan <text:span text:style-name="T19">+ camera poses(estimated)</text:span></text:p>
      <text:p text:style-name="P3"><text:tab/>property: <text:s/>infer <text:span text:style-name="T3">unobserved scene</text:span> geometry, </text:p>
      <text:p text:style-name="P3"><text:tab/><text:tab/> <text:s text:c="5"/><text:span text:style-name="T3">self supervised</text:span> to i<text:span text:style-name="T4">m</text:span>paint geometry</text:p>
      <text:p text:style-name="P2"><text:tab/><text:tab/> <text:s text:c="5"/>use <text:span text:style-name="T3">adversarial loss on 2d</text:span> rendering to achieve <text:span text:style-name="T4">high quality</text:span></text:p>
      <text:p text:style-name="Standard"><text:span text:style-name="T5"><text:tab/></text:span><text:span text:style-name="T6">Dis: </text:span><text:span text:style-name="T9">inconsistencies in camera </text:span><text:span text:style-name="T6">alignments</text:span><text:span text:style-name="T9"> and view-dependent </text:span><text:span text:style-name="T6">effects</text:span></text:p>
      <text:p text:style-name="Standard"><text:span text:style-name="T6"><text:tab/> <text:s text:c="8"/></text:span><text:span text:style-name="T9">Only works well when </text:span><text:span text:style-name="T6">2D frame</text:span><text:span text:style-name="T9"> is complete, even 3d scan not complete</text:span></text:p>
      <text:p text:style-name="P6"/>
      <text:p text:style-name="Standard"><text:span text:style-name="T9"><text:tab/></text:span><text:span text:style-name="T10">Method: RGB-D scan, via </text:span><text:span text:style-name="T7">Volumetric fusion+learning from 2D</text:span><text:span text:style-name="T10">, to TSDF.</text:span></text:p>
      <text:p text:style-name="Standard"><text:span text:style-name="T10"><text:tab/><text:tab/> <text:s text:c="4"/>From TSDF, via </text:span><text:span text:style-name="T7">Marching cubes</text:span><text:span text:style-name="T10">, to FINAL mesh</text:span></text:p>
      <text:p text:style-name="P7"/>
      <text:p text:style-name="Standard"><text:span text:style-name="T10"><text:tab/></text:span><text:span text:style-name="T7">2D learning</text:span><text:span text:style-name="T10">: <text:s/></text:span><text:span text:style-name="T7">Via 3D TSDF, render fake 2d images, campared with <text:tab/><text:tab/><text:tab/><text:tab/>original iamges, output adversarial loss, </text:span><text:span text:style-name="T8">to adjust 3D TSDF.</text:span></text:p>
      <text:p text:style-name="P10"/>
      <text:p text:style-name="Standard"><text:span text:style-name="T8"><text:tab/></text:span><text:span text:style-name="T11">Idea: This paper needs complete original 2d images to learn 3d TSDF.</text:span></text:p>
      <text:p text:style-name="Standard"><text:span text:style-name="T11"><text:tab/><text:tab/>How about if we use </text:span><text:span text:style-name="T8">GAN</text:span><text:span text:style-name="T11">, then maybe we donot need complete original <text:tab/><text:tab/>2d images?</text:span></text:p>
      <text:p text:style-name="P8"/>
      <text:p text:style-name="P11">Total3DUnderstanding:</text:p>
      <text:p text:style-name="P11"><text:tab/>input: <text:span text:style-name="T16">single image</text:span></text:p>
      <text:p text:style-name="P11"><text:soft-page-break/><text:span text:style-name="T16"><text:tab/></text:span>output: room layout, camera pose, boxes, object meshes.</text:p>
      <text:p text:style-name="P8"><text:tab/><text:span text:style-name="T27">Method: three NN. Detection+Layout+Reconstrution</text:span></text:p>
      <text:p text:style-name="P8"/>
      <text:p text:style-name="P9">Facial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3:37:04.662762931</meta:creation-date>
    <dc:date>2021-04-15T21:10:20.097950670</dc:date>
    <meta:editing-duration>PT2H31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2" meta:paragraph-count="35" meta:word-count="223" meta:character-count="1601" meta:non-whitespace-character-count="1314"/>
  </office:meta>
</office:document-meta>
</file>